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n find the open connection in the power to the circuit with the power off using your meter. Start by working your way from U1 pin 7 to U2 pin 7. Check from U2 pin 7 to the 1<text:span text:style-name="T1">st</text:span> or 2<text:span text:style-name="T1">nd</text:span> connections on the PCB to the MiniHEX9's and then to the MiniHEX9's from there. If that is correct repeat the process for the U1 pin 4 and U2 pin 4 threw the rest of the posative path to the power connector. If you find a break, it is likely a bad solder joint or a broken wire. Breaks in the power connections on the PCB are very rare and can be fixed with a small section of wirewrap wire used to replace the trace and ideally layed down over the path the broken trace took. Using the same path ensures that you will not effect the coupling between power connections and the signal pa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1T07:17:58</meta:creation-date>
    <meta:document-statistic meta:table-count="0" meta:image-count="0" meta:object-count="0" meta:page-count="1" meta:paragraph-count="1" meta:word-count="155" meta:character-count="776"/>
    <dc:date>2011-02-11T07:21:53</dc:date>
    <meta:editing-duration>PT00H02M44S</meta:editing-duration>
    <meta:editing-cycles>1</meta:editing-cycles>
    <meta:generator>OpenOffice.org/3.2$Unix OpenOffice.org_project/320m18$Build-9502</meta:generator>
  </office:meta>
</office:document-meta>
</file>